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3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3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6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3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7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3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378" style:family="table-cell" style:parent-style-name="Default">
      <style:table-cell-properties style:cell-protect="none" style:print-content="true"/>
    </style:style>
    <style:style style:name="ce3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3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3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3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3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3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3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3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3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3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3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0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40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407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R8"/>
    </style:style>
    <style:style style:name="ce4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4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413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T8"/>
    </style:style>
    <style:style style:name="ce4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4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41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V8"/>
    </style:style>
    <style:style style:name="ce4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2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425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431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3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43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4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43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4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4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4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4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4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4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44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45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4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46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4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4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4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4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4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4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5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5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5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5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5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5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51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5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5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5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5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5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5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5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5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5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5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5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5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5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54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5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5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5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5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5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58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5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6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6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6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6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6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6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6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352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369" office:value-type="float" office:value="2" calcext:value-type="float" table:number-columns-spanned="2" table:number-rows-spanned="1">
            <text:p>2</text:p>
          </table:table-cell>
          <table:covered-table-cell table:style-name="ce365"/>
          <table:table-cell table:style-name="ce373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377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381" office:value-type="float" office:value="1" calcext:value-type="float" table:number-columns-spanned="2" table:number-rows-spanned="1">
            <text:p>1</text:p>
          </table:table-cell>
          <table:covered-table-cell table:style-name="ce365"/>
          <table:table-cell table:style-name="ce388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396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02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06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12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418" office:value-type="float" office:value="3" calcext:value-type="float" table:number-columns-spanned="2" table:number-rows-spanned="1">
            <text:p>3</text:p>
          </table:table-cell>
          <table:covered-table-cell table:style-name="ce365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604" table:number-columns-spanned="2" table:number-rows-spanned="1"/>
          <table:covered-table-cell table:style-name="ce42"/>
          <table:table-cell table:style-name="ce608" table:number-columns-spanned="2" table:number-rows-spanned="1"/>
          <table:covered-table-cell table:style-name="ce42"/>
          <table:table-cell table:style-name="ce612" table:number-columns-spanned="2" table:number-rows-spanned="1"/>
          <table:covered-table-cell table:style-name="ce42"/>
          <table:table-cell table:style-name="ce616" table:number-columns-spanned="2" table:number-rows-spanned="1"/>
          <table:covered-table-cell table:style-name="ce42"/>
          <table:table-cell table:style-name="ce622" table:number-columns-spanned="2" table:number-rows-spanned="1"/>
          <table:covered-table-cell table:style-name="ce42"/>
          <table:table-cell table:style-name="ce628" table:number-columns-spanned="2" table:number-rows-spanned="1"/>
          <table:covered-table-cell table:style-name="ce42"/>
          <table:table-cell table:style-name="ce632" table:number-columns-spanned="2" table:number-rows-spanned="1"/>
          <table:covered-table-cell table:style-name="ce365"/>
          <table:table-cell table:style-name="ce636" table:number-columns-spanned="2" table:number-rows-spanned="1"/>
          <table:covered-table-cell table:style-name="ce365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83" table:number-columns-spanned="2" table:number-rows-spanned="1"/>
          <table:covered-table-cell table:style-name="ce389"/>
          <table:table-cell table:style-name="ce391" table:number-columns-spanned="2" table:number-rows-spanned="1"/>
          <table:covered-table-cell table:style-name="ce397"/>
          <table:table-cell table:style-name="ce338" table:number-columns-spanned="2" table:number-rows-spanned="1"/>
          <table:covered-table-cell table:style-name="ce354"/>
          <table:table-cell table:style-name="ce403" table:number-columns-spanned="2" table:number-rows-spanned="1"/>
          <table:covered-table-cell table:style-name="ce407"/>
          <table:table-cell table:style-name="ce408" table:number-columns-spanned="2" table:number-rows-spanned="1"/>
          <table:covered-table-cell table:style-name="ce413"/>
          <table:table-cell table:style-name="ce414" office:value-type="string" calcext:value-type="string" table:number-columns-spanned="2" table:number-rows-spanned="1">
            <text:p>D0!</text:p>
          </table:table-cell>
          <table:covered-table-cell table:style-name="ce419"/>
          <table:table-cell table:style-name="ce420" table:number-columns-spanned="2" table:number-rows-spanned="1"/>
          <table:covered-table-cell table:style-name="ce425"/>
          <table:table-cell table:style-name="ce427" table:number-columns-spanned="2" table:number-rows-spanned="1"/>
          <table:covered-table-cell table:style-name="ce431"/>
          <table:table-cell table:style-name="ce432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60" table:number-columns-spanned="2" table:number-rows-spanned="1"/>
          <table:covered-table-cell table:style-name="ce354"/>
          <table:table-cell table:style-name="ce464" office:value-type="string" calcext:value-type="string" table:number-columns-spanned="2" table:number-rows-spanned="1">
            <text:p>D1!</text:p>
          </table:table-cell>
          <table:covered-table-cell table:style-name="ce470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87" table:number-columns-spanned="2" table:number-rows-spanned="1"/>
          <table:covered-table-cell table:style-name="ce493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2!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3!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339" office:value-type="string" calcext:value-type="string" table:number-columns-spanned="2" table:number-rows-spanned="1">
            <text:p>R0</text:p>
          </table:table-cell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84" table:number-columns-spanned="2" table:number-rows-spanned="1"/>
          <table:covered-table-cell table:style-name="ce390"/>
          <table:table-cell table:style-name="ce392" table:number-columns-spanned="2" table:number-rows-spanned="1"/>
          <table:covered-table-cell table:style-name="ce398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office:value-type="string" calcext:value-type="string" table:number-columns-spanned="2" table:number-rows-spanned="1">
            <text:p>R1</text:p>
          </table:table-cell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465" office:value-type="string" calcext:value-type="string" table:number-columns-spanned="2" table:number-rows-spanned="1">
            <text:p>R2</text:p>
          </table:table-cell>
          <table:covered-table-cell table:style-name="ce471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488" table:number-columns-spanned="2" table:number-rows-spanned="1"/>
          <table:covered-table-cell table:style-name="ce494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office:value-type="string" calcext:value-type="string" table:number-columns-spanned="2" table:number-rows-spanned="1">
            <text:p>R3</text:p>
          </table:table-cell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office:value-type="string" calcext:value-type="string" table:number-columns-spanned="2" table:number-rows-spanned="1">
            <text:p>R4</text:p>
          </table:table-cell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41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70" table:number-columns-spanned="2" table:number-rows-spanned="1"/>
          <table:covered-table-cell table:style-name="ce356"/>
          <table:table-cell table:style-name="ce374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385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393" table:number-columns-spanned="2" table:number-rows-spanned="1"/>
          <table:covered-table-cell table:style-name="ce356"/>
          <table:table-cell table:style-name="ce399" table:number-columns-spanned="2" table:number-rows-spanned="1"/>
          <table:covered-table-cell table:style-name="ce356"/>
          <table:table-cell table:style-name="ce404" table:number-columns-spanned="2" table:number-rows-spanned="1"/>
          <table:covered-table-cell table:style-name="ce356"/>
          <table:table-cell table:style-name="ce409" table:number-columns-spanned="2" table:number-rows-spanned="1"/>
          <table:covered-table-cell table:style-name="ce356"/>
          <table:table-cell table:style-name="ce415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421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433" table:number-columns-spanned="2" table:number-rows-spanned="1"/>
          <table:covered-table-cell table:style-name="ce356"/>
          <table:table-cell table:style-name="ce437" table:number-columns-spanned="2" table:number-rows-spanned="1"/>
          <table:covered-table-cell table:style-name="ce356"/>
          <table:table-cell table:style-name="ce441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378"/>
          <table:table-cell table:style-name="ce356"/>
          <table:table-cell table:style-name="ce452" table:number-columns-spanned="2" table:number-rows-spanned="1"/>
          <table:covered-table-cell table:style-name="ce356"/>
          <table:table-cell table:style-name="ce456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466" office:value-type="string" calcext:value-type="string" table:number-columns-spanned="2" table:number-rows-spanned="1">
            <text:p>D3!</text:p>
          </table:table-cell>
          <table:covered-table-cell table:style-name="ce356"/>
          <table:table-cell table:style-name="ce472" table:number-columns-spanned="2" table:number-rows-spanned="1"/>
          <table:covered-table-cell table:style-name="ce356"/>
          <table:table-cell table:style-name="ce476" table:number-columns-spanned="2" table:number-rows-spanned="1"/>
          <table:covered-table-cell table:style-name="ce356"/>
          <table:table-cell table:style-name="ce480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489" office:value-type="string" calcext:value-type="string" table:number-columns-spanned="2" table:number-rows-spanned="1">
            <text:p>D4!</text:p>
          </table:table-cell>
          <table:covered-table-cell table:style-name="ce356"/>
          <table:table-cell table:style-name="ce496" table:number-columns-spanned="2" table:number-rows-spanned="1"/>
          <table:covered-table-cell table:style-name="ce356"/>
          <table:table-cell table:style-name="ce500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507" table:number-columns-spanned="2" table:number-rows-spanned="1"/>
          <table:covered-table-cell table:style-name="ce356"/>
          <table:table-cell table:style-name="ce511" office:value-type="string" calcext:value-type="string" table:number-columns-spanned="2" table:number-rows-spanned="1">
            <text:p>D5!</text:p>
          </table:table-cell>
          <table:covered-table-cell table:style-name="ce356"/>
          <table:table-cell table:style-name="ce519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526" table:number-columns-spanned="2" table:number-rows-spanned="1"/>
          <table:covered-table-cell table:style-name="ce356"/>
          <table:table-cell table:style-name="ce530" table:number-columns-spanned="2" table:number-rows-spanned="1"/>
          <table:covered-table-cell table:style-name="ce356"/>
          <table:table-cell table:style-name="ce534" office:value-type="string" calcext:value-type="string" table:number-columns-spanned="2" table:number-rows-spanned="1">
            <text:p>D6!</text:p>
          </table:table-cell>
          <table:covered-table-cell table:style-name="ce356"/>
          <table:table-cell table:style-name="ce378" table:number-columns-repeated="2"/>
          <table:table-cell table:style-name="ce540" table:number-columns-spanned="2" table:number-rows-spanned="1"/>
          <table:covered-table-cell table:style-name="ce356"/>
          <table:table-cell table:style-name="ce544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551" office:value-type="string" calcext:value-type="string" table:number-columns-spanned="2" table:number-rows-spanned="1">
            <text:p>D7!</text:p>
          </table:table-cell>
          <table:covered-table-cell table:style-name="ce356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67" table:number-columns-spanned="2" table:number-rows-spanned="1"/>
          <table:covered-table-cell table:style-name="ce357"/>
          <table:table-cell table:style-name="ce371" table:number-columns-spanned="2" table:number-rows-spanned="1"/>
          <table:covered-table-cell table:style-name="ce357"/>
          <table:table-cell table:style-name="ce375" table:number-columns-spanned="2" table:number-rows-spanned="1"/>
          <table:covered-table-cell table:style-name="ce357"/>
          <table:table-cell table:style-name="ce379" table:number-columns-spanned="2" table:number-rows-spanned="1"/>
          <table:covered-table-cell table:style-name="ce357"/>
          <table:table-cell table:style-name="ce386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94" table:number-columns-spanned="2" table:number-rows-spanned="1"/>
          <table:covered-table-cell table:style-name="ce357"/>
          <table:table-cell table:style-name="ce400" table:number-columns-spanned="2" table:number-rows-spanned="1"/>
          <table:covered-table-cell table:style-name="ce357"/>
          <table:table-cell table:style-name="ce378"/>
          <table:table-cell table:style-name="ce357"/>
          <table:table-cell table:style-name="ce410" table:number-columns-spanned="2" table:number-rows-spanned="1"/>
          <table:covered-table-cell table:style-name="ce357"/>
          <table:table-cell table:style-name="ce416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422" table:number-columns-spanned="2" table:number-rows-spanned="1"/>
          <table:covered-table-cell table:style-name="ce357"/>
          <table:table-cell table:style-name="ce428" table:number-columns-spanned="2" table:number-rows-spanned="1"/>
          <table:covered-table-cell table:style-name="ce357"/>
          <table:table-cell table:style-name="ce434" table:number-columns-spanned="2" table:number-rows-spanned="1"/>
          <table:covered-table-cell table:style-name="ce357"/>
          <table:table-cell table:style-name="ce438" table:number-columns-spanned="2" table:number-rows-spanned="1"/>
          <table:covered-table-cell table:style-name="ce357"/>
          <table:table-cell table:style-name="ce4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449" table:number-columns-spanned="2" table:number-rows-spanned="1"/>
          <table:covered-table-cell table:style-name="ce357"/>
          <table:table-cell table:style-name="ce453" table:number-columns-spanned="2" table:number-rows-spanned="1"/>
          <table:covered-table-cell table:style-name="ce357"/>
          <table:table-cell table:style-name="ce457" table:number-columns-spanned="2" table:number-rows-spanned="1"/>
          <table:covered-table-cell table:style-name="ce357"/>
          <table:table-cell table:style-name="ce461" table:number-columns-spanned="2" table:number-rows-spanned="1"/>
          <table:covered-table-cell table:style-name="ce357"/>
          <table:table-cell table:style-name="ce467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473" table:number-columns-spanned="2" table:number-rows-spanned="1"/>
          <table:covered-table-cell table:style-name="ce357"/>
          <table:table-cell table:style-name="ce477" table:number-columns-spanned="2" table:number-rows-spanned="1"/>
          <table:covered-table-cell table:style-name="ce357"/>
          <table:table-cell table:style-name="ce481" table:number-columns-spanned="2" table:number-rows-spanned="1"/>
          <table:covered-table-cell table:style-name="ce357"/>
          <table:table-cell table:style-name="ce484" table:number-columns-spanned="2" table:number-rows-spanned="1"/>
          <table:covered-table-cell table:style-name="ce357"/>
          <table:table-cell table:style-name="ce490" office:value-type="string" calcext:value-type="string" table:number-columns-spanned="2" table:number-rows-spanned="1">
            <text:p>R5</text:p>
          </table:table-cell>
          <table:covered-table-cell table:style-name="ce357"/>
          <table:table-cell table:style-name="ce497" table:number-columns-spanned="2" table:number-rows-spanned="1"/>
          <table:covered-table-cell table:style-name="ce357"/>
          <table:table-cell table:style-name="ce502" table:number-columns-spanned="2" table:number-rows-spanned="1"/>
          <table:covered-table-cell table:style-name="ce357"/>
          <table:table-cell table:style-name="ce378"/>
          <table:table-cell table:style-name="ce357"/>
          <table:table-cell table:style-name="ce508" table:number-columns-spanned="2" table:number-rows-spanned="1"/>
          <table:covered-table-cell table:style-name="ce357"/>
          <table:table-cell table:style-name="ce512" office:value-type="string" calcext:value-type="string" table:number-columns-spanned="2" table:number-rows-spanned="1">
            <text:p>R6</text:p>
          </table:table-cell>
          <table:covered-table-cell table:style-name="ce357"/>
          <table:table-cell table:style-name="ce520" table:number-columns-spanned="2" table:number-rows-spanned="1"/>
          <table:covered-table-cell table:style-name="ce357"/>
          <table:table-cell table:style-name="ce523" table:number-columns-spanned="2" table:number-rows-spanned="1"/>
          <table:covered-table-cell table:style-name="ce357"/>
          <table:table-cell table:style-name="ce527" table:number-columns-spanned="2" table:number-rows-spanned="1"/>
          <table:covered-table-cell table:style-name="ce357"/>
          <table:table-cell table:style-name="ce531" table:number-columns-spanned="2" table:number-rows-spanned="1"/>
          <table:covered-table-cell table:style-name="ce357"/>
          <table:table-cell table:style-name="ce535" office:value-type="string" calcext:value-type="string" table:number-columns-spanned="2" table:number-rows-spanned="1">
            <text:p>R7</text:p>
          </table:table-cell>
          <table:covered-table-cell table:style-name="ce357"/>
          <table:table-cell table:style-name="ce378" table:number-columns-repeated="2"/>
          <table:table-cell table:style-name="ce541" table:number-columns-spanned="2" table:number-rows-spanned="1"/>
          <table:covered-table-cell table:style-name="ce357"/>
          <table:table-cell table:style-name="ce545" table:number-columns-spanned="2" table:number-rows-spanned="1"/>
          <table:covered-table-cell table:style-name="ce357"/>
          <table:table-cell table:style-name="ce548" table:number-columns-spanned="2" table:number-rows-spanned="1"/>
          <table:covered-table-cell table:style-name="ce357"/>
          <table:table-cell table:style-name="ce552" office:value-type="string" calcext:value-type="string" table:number-columns-spanned="2" table:number-rows-spanned="1">
            <text:p>R8</text:p>
          </table:table-cell>
          <table:covered-table-cell table:style-name="ce357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78" table:number-columns-repeated="2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443" office:value-type="string" calcext:value-type="string" table:number-columns-spanned="2" table:number-rows-spanned="1">
            <text:p>D0!</text:p>
          </table:table-cell>
          <table:covered-table-cell table:style-name="ce447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78" table:number-columns-repeated="2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513" office:value-type="string" calcext:value-type="string" table:number-columns-spanned="2" table:number-rows-spanned="1">
            <text:p>D1!</text:p>
          </table:table-cell>
          <table:covered-table-cell table:style-name="ce517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78" table:number-columns-repeated="2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579" office:value-type="string" calcext:value-type="string" table:number-columns-spanned="2" table:number-rows-spanned="1">
            <text:p>D2!</text:p>
          </table:table-cell>
          <table:covered-table-cell table:style-name="ce58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4" office:value-type="string" calcext:value-type="string" table:number-columns-spanned="2" table:number-rows-spanned="1">
            <text:p>R0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78" table:number-columns-repeated="2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444" office:value-type="string" calcext:value-type="string" table:number-columns-spanned="2" table:number-rows-spanned="1">
            <text:p>R1</text:p>
          </table:table-cell>
          <table:covered-table-cell table:style-name="ce448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78" table:number-columns-repeated="2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514" office:value-type="string" calcext:value-type="string" table:number-columns-spanned="2" table:number-rows-spanned="1">
            <text:p>R2</text:p>
          </table:table-cell>
          <table:covered-table-cell table:style-name="ce518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78" table:number-columns-repeated="2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580" office:value-type="string" calcext:value-type="string" table:number-columns-spanned="2" table:number-rows-spanned="1">
            <text:p>R3</text:p>
          </table:table-cell>
          <table:covered-table-cell table:style-name="ce58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CH9:'RTS-Template'.DS9 'RTS-Template'.CH8:'RTS-Template'.DS8">
            <calcext:condition calcext:apply-style-name="ConditionalStyle_1" calcext:value="!=&quot;&quot;" calcext:base-cell-address="'RTS-Template'.CH8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CP14:'RTS-Template'.DS15">
            <calcext:condition calcext:apply-style-name="ConditionalStyle_3" calcext:value="!=&quot;&quot;" calcext:base-cell-address="'RTS-Template'.CP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14:'RTS-Template'.Y15 'RTS-Template'.AB14:'RTS-Template'.AE15 'RTS-Template'.AH14:'RTS-Template'.AW15 'RTS-Template'.AZ14:'RTS-Template'.BI15 'RTS-Template'.BL14:'RTS-Template'.BU15 'RTS-Template'.BX14:'RTS-Template'.CM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AF14:'RTS-Template'.AG15">
            <calcext:condition calcext:apply-style-name="ConditionalStyle_3" calcext:value="!=&quot;&quot;" calcext:base-cell-address="'RTS-Template'.AF14"/>
          </calcext:conditional-format>
          <calcext:conditional-format calcext:target-range-address="'RTS-Template'.BJ14:'RTS-Template'.BK15">
            <calcext:condition calcext:apply-style-name="ConditionalStyle_3" calcext:value="!=&quot;&quot;" calcext:base-cell-address="'RTS-Template'.BJ14"/>
          </calcext:conditional-format>
          <calcext:conditional-format calcext:target-range-address="'RTS-Template'.CN14:'RTS-Template'.CO15">
            <calcext:condition calcext:apply-style-name="ConditionalStyle_3" calcext:value="!=&quot;&quot;" calcext:base-cell-address="'RTS-Template'.CN14"/>
          </calcext:conditional-format>
          <calcext:conditional-format calcext:target-range-address="'RTS-Template'.BB8:'RTS-Template'.CG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de" number:country="DE">
      <loext:fill-character> </loext:fill-character>
      <number:text>-   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2" style:volatile="true" number:language="de" number:country="DE">
      <loext:fill-character> </loext:fill-character>
      <number:text>-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3" number:language="de" number:country="D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4" number:language="de" number:country="DE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6:49:37.722901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7T17:20:12.621189000</dc:date>
    <meta:editing-cycles>28</meta:editing-cycles>
    <meta:editing-duration>PT2H5M30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9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